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pd1" office:value-type="string" calcext:value-type="string">
            <text:p>source</text:p>
          </table:table-cell>
          <table:table-cell table:style-name="pd1" office:value-type="string" calcext:value-type="string">
            <text:p>paragraph_number</text:p>
          </table:table-cell>
          <table:table-cell table:style-name="pd1" office:value-type="string" calcext:value-type="string">
            <text:p>raw_text</text:p>
          </table:table-cell>
          <table:table-cell table:style-name="pd1" office:value-type="string" calcext:value-type="string">
            <text:p>character_number</text:p>
          </table:table-cell>
          <table:table-cell table:style-name="pd1" office:value-type="string" calcext:value-type="string">
            <text:p>annotation</text:p>
          </table:table-cell>
          <table:table-cell table:style-name="pd1" office:value-type="string" calcext:value-type="string">
            <text:p>refer_to</text:p>
          </table:table-cell>
          <table:table-cell table:style-name="pd1" office:value-type="string" calcext:value-type="string">
            <text:p>concept</text:p>
          </table:table-cell>
          <table:table-cell table:style-name="pd1" office:value-type="string" calcext:value-type="string">
            <text:p>explanation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「把酷刑加在返台省親的學人身上，致死以後還要污蔑成『畏罪自殺』，這實在是太過分了！」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返台</text:p>
          </table:table-cell>
          <table:table-cell table:number-columns-repeated="2" office:value-type="string" calcext:value-type="string">
            <text:p>臺灣</text:p>
          </table:table-cell>
          <table:table-cell office:value-type="string" calcext:value-type="string">
            <text:p>「返台」意指回到臺灣，所以國家為臺灣。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各地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表示各個地方，但無特定國家。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匹茲堡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匹茲堡為美國城市。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陳文成生前的居住地</text:p>
          </table:table-cell>
          <table:table-cell office:value-type="string" calcext:value-type="string">
            <text:p>匹茲堡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描述了陳文成在美國的居住地。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卡內基美隆大學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卡內基美隆大學位於美國。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string" calcext:value-type="string">
            <text:p>台灣</text:p>
          </table:table-cell>
          <table:table-cell office:value-type="string" calcext:value-type="string">
            <text:p>指涉台灣地區。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 也公開要求台灣當局公佈事件的真相，同時還呼籲美國國會關心台灣的人權問題。」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美國</text:p>
          </table:table-cell>
          <table:table-cell office:value-type="string" calcext:value-type="string">
            <text:p>指涉美國國家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「我們這兒也舉行吧！要抗議暴行，非聲勢浩大不可。我們絕不能讓陳文成死得不明不白！」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我們這兒</text:p>
          </table:table-cell>
          <table:table-cell office:value-type="string" calcext:value-type="string">
            <text:p>當地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指說話者所在的當地，無特定國家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Ａ城</text:p>
          </table:table-cell>
          <table:table-cell office:value-type="string" calcext:value-type="string">
            <text:p>A城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內文提到城市代號，與前文匹茲堡、卡內基美隆大學等提及地點皆位於美國，故推測地點位於美國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「奇怪！怎麼都寄到這兒來了？」玉霞感到不解。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這兒</text:p>
          </table:table-cell>
          <table:table-cell office:value-type="string" calcext:value-type="string">
            <text:p>當地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指信件寄到的地點，無特定國家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轉寄到店裡去！若還有麻煩，再通知我們的律師。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店裡</text:p>
          </table:table-cell>
          <table:table-cell office:value-type="string" calcext:value-type="string">
            <text:p>商店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指信件應轉寄的商店地點，無特定國家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5:13.768395860</dc:date>
    <meta:editing-duration>PT2S</meta:editing-duration>
    <meta:editing-cycles>1</meta:editing-cycles>
    <meta:document-statistic meta:table-count="1" meta:cell-count="96" meta:object-count="0"/>
  </office:meta>
</office:document-meta>
</file>